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9b77" officeooo:paragraph-rsid="00289b77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9b77" officeooo:paragraph-rsid="00289b77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89b77" officeooo:paragraph-rsid="00289b77" style:font-weight-asian="normal" style:font-name-complex="Ari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76a3f" officeooo:paragraph-rsid="00276a3f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9b77" officeooo:paragraph-rsid="00289b77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5a8c0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c415f" officeooo:paragraph-rsid="002c415f" style:font-weight-asian="normal" style:font-name-complex="Arial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9b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Pedir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3">Personal administrativo (I), <text:span text:style-name="T3">Pac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8">Debe haber citas disponibles para el dia solici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8">Ninguna otra cita podrá ser asignada en ese tiemp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El personal administrativo o el mismo paciente podrán solicitar una cita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Se pide una cita un determinado día y a un determinado especialista y se da una lista de las posibles opciones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1</text:p>
          </table:table-cell>
          <table:table-cell table:style-name="Tabla4.B2" office:value-type="string">
            <text:p text:style-name="P35">Usuario (tanto administrativo como el propio paciente): pide una cita a un especialista un determinado día</text:p>
          </table:table-cell>
          <table:table-cell table:style-name="Tabla4.C2" office:value-type="string">
            <text:p text:style-name="P30"/>
          </table:table-cell>
          <table:table-cell table:style-name="Tabla4.D2" office:value-type="string">
            <text:p text:style-name="P31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28"/>
          </table:table-cell>
          <table:table-cell table:style-name="Tabla4.C3" office:value-type="string">
            <text:p text:style-name="P22">2</text:p>
          </table:table-cell>
          <table:table-cell table:style-name="Tabla4.D3" office:value-type="string">
            <text:p text:style-name="P27">El sistema comprueba que <text:span text:style-name="T3">hay citas disponibles para ese especialista ese determinado día</text:span></text:p>
          </table:table-cell>
        </table:table-row>
        <table:table-row table:style-name="Tabla4.1">
          <table:table-cell table:style-name="Tabla4.A4" office:value-type="string">
            <text:p text:style-name="P21"/>
          </table:table-cell>
          <table:table-cell table:style-name="Tabla4.B4" office:value-type="string">
            <text:p text:style-name="P29"/>
          </table:table-cell>
          <table:table-cell table:style-name="Tabla4.C4" office:value-type="string">
            <text:p text:style-name="P21">3</text:p>
          </table:table-cell>
          <table:table-cell table:style-name="Tabla4.D4" office:value-type="string">
            <text:p text:style-name="P27">E<text:span text:style-name="T3">n caso de haber muestra una lista con los posibles horarios de la cita para ese dia.</text:span></text:p>
          </table:table-cell>
        </table:table-row>
        <table:table-row table:style-name="Tabla4.1">
          <table:table-cell table:style-name="Tabla4.A5" office:value-type="string">
            <text:p text:style-name="P25">4</text:p>
          </table:table-cell>
          <table:table-cell table:style-name="Tabla4.B5" office:value-type="string">
            <text:p text:style-name="P34">Usuario: escoge una opción de la lista o cancela la operación.</text:p>
          </table:table-cell>
          <table:table-cell table:style-name="Tabla4.C5" office:value-type="string">
            <text:p text:style-name="P22"/>
          </table:table-cell>
          <table:table-cell table:style-name="Tabla4.D5" office:value-type="string">
            <text:p text:style-name="P32"/>
          </table:table-cell>
        </table:table-row>
        <table:table-row table:style-name="Tabla4.1">
          <table:table-cell table:style-name="Tabla4.A6" office:value-type="string">
            <text:p text:style-name="P26"/>
          </table:table-cell>
          <table:table-cell table:style-name="Tabla4.B6" office:value-type="string">
            <text:p text:style-name="P32"/>
          </table:table-cell>
          <table:table-cell table:style-name="Tabla4.C6" office:value-type="string">
            <text:p text:style-name="P26">5</text:p>
          </table:table-cell>
          <table:table-cell table:style-name="Tabla4.D6" office:value-type="string">
            <text:p text:style-name="P33">El sistema <text:span text:style-name="T3">en caso que el usuario haya hecho una elección, guarda la información. Si se cancela indica si se desea realizar alguna operación adicional.</text:span></text:p>
          </table:table-cell>
        </table:table-row>
        <table:table-row table:style-name="Tabla4.1">
          <table:table-cell table:style-name="Tabla4.A7" office:value-type="string">
            <text:p text:style-name="P24">6</text:p>
          </table:table-cell>
          <table:table-cell table:style-name="Tabla4.B7" office:value-type="string">
            <text:p text:style-name="P34">El usuario recibe la información sobre su cita (si ha sido procesada exitosamente o si se ha cancelado), si no hay mas operaciones se cierra el sistema.</text:p>
          </table:table-cell>
          <table:table-cell table:style-name="Tabla4.C7" office:value-type="string">
            <text:p text:style-name="P23"/>
          </table:table-cell>
          <table:table-cell table:style-name="Tabla4.D7" office:value-type="string">
            <text:p text:style-name="P32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5</text:span>0 veces a<text:span text:style-name="T3">l día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6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7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6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6">Alt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2:59:36.364940862</dc:date>
    <meta:editing-cycles>21</meta:editing-cycles>
    <meta:editing-duration>PT1H22M20S</meta:editing-duration>
    <meta:generator>LibreOffice/5.1.6.2$Linux_X86_64 LibreOffice_project/10m0$Build-2</meta:generator>
    <meta:document-statistic meta:table-count="7" meta:image-count="0" meta:object-count="0" meta:page-count="1" meta:paragraph-count="51" meta:word-count="215" meta:character-count="1290" meta:non-whitespace-character-count="1124"/>
  </office:meta>
</office:document-meta>
</file>